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1508in" svg:y="0.0394in">
            <draw:object draw:notify-on-update-of-ranges="Sheet1.G1:Sheet1.G5 Sheet1.H1:Sheet1.H5 Sheet1.G1:Sheet1.G5 Sheet1.G1:Sheet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520024" calcext:value-type="float">
            <text:p>520024</text:p>
          </table:table-cell>
          <table:table-cell/>
          <table:table-cell office:value-type="string" calcext:value-type="string">
            <text:p>seq</text:p>
          </table:table-cell>
          <table:table-cell table:formula="of:=AVERAGE([.A1:.A10])" office:value-type="float" office:value="522194.2" calcext:value-type="float">
            <text:p>522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1334696485623" calcext:value-type="float">
            <text:p>1.21334696485623</text:p>
          </table:table-cell>
        </table:table-row>
        <table:table-row table:style-name="ro1">
          <table:table-cell office:value-type="float" office:value="527424" calcext:value-type="float">
            <text:p>5274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7196074931162" calcext:value-type="float">
            <text:p>1.57196074931162</text:p>
          </table:table-cell>
        </table:table-row>
        <table:table-row table:style-name="ro1">
          <table:table-cell office:value-type="float" office:value="513703" calcext:value-type="float">
            <text:p>51370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954268434196595" calcext:value-type="float">
            <text:p>0.954268434196595</text:p>
          </table:table-cell>
        </table:table-row>
        <table:table-row table:style-name="ro1">
          <table:table-cell office:value-type="float" office:value="519676" calcext:value-type="float">
            <text:p>51967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460547357176699" calcext:value-type="float">
            <text:p>0.460547357176699</text:p>
          </table:table-cell>
        </table:table-row>
        <table:table-row table:style-name="ro1">
          <table:table-cell office:value-type="float" office:value="541806" calcext:value-type="float">
            <text:p>54180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215577990538985" calcext:value-type="float">
            <text:p>0.215577990538985</text:p>
          </table:table-cell>
        </table:table-row>
        <table:table-row table:style-name="ro1">
          <table:table-cell office:value-type="float" office:value="532919" calcext:value-type="float">
            <text:p>532919</text:p>
          </table:table-cell>
          <table:table-cell table:number-columns-repeated="7"/>
        </table:table-row>
        <table:table-row table:style-name="ro1">
          <table:table-cell office:value-type="float" office:value="507911" calcext:value-type="float">
            <text:p>507911</text:p>
          </table:table-cell>
          <table:table-cell table:number-columns-repeated="7"/>
        </table:table-row>
        <table:table-row table:style-name="ro1">
          <table:table-cell office:value-type="float" office:value="517279" calcext:value-type="float">
            <text:p>517279</text:p>
          </table:table-cell>
          <table:table-cell table:number-columns-repeated="7"/>
        </table:table-row>
        <table:table-row table:style-name="ro1">
          <table:table-cell office:value-type="float" office:value="518806" calcext:value-type="float">
            <text:p>518806</text:p>
          </table:table-cell>
          <table:table-cell table:number-columns-repeated="7"/>
        </table:table-row>
        <table:table-row table:style-name="ro1">
          <table:table-cell office:value-type="float" office:value="522394" calcext:value-type="float">
            <text:p>52239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18044" calcext:value-type="float">
            <text:p>418044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AVERAGE([.A12:.A21])" office:value-type="float" office:value="430375" calcext:value-type="float">
            <text:p>430375</text:p>
          </table:table-cell>
          <table:table-cell table:formula="of:=[.$D$1]/[.D12]" office:value-type="float" office:value="1.21334696485623" calcext:value-type="float">
            <text:p>1.21334696485623</text:p>
          </table:table-cell>
          <table:table-cell table:number-columns-repeated="3"/>
        </table:table-row>
        <table:table-row table:style-name="ro1">
          <table:table-cell office:value-type="float" office:value="433812" calcext:value-type="float">
            <text:p>433812</text:p>
          </table:table-cell>
          <table:table-cell table:number-columns-repeated="7"/>
        </table:table-row>
        <table:table-row table:style-name="ro1">
          <table:table-cell office:value-type="float" office:value="443932" calcext:value-type="float">
            <text:p>443932</text:p>
          </table:table-cell>
          <table:table-cell table:number-columns-repeated="7"/>
        </table:table-row>
        <table:table-row table:style-name="ro1">
          <table:table-cell office:value-type="float" office:value="428405" calcext:value-type="float">
            <text:p>428405</text:p>
          </table:table-cell>
          <table:table-cell table:number-columns-repeated="7"/>
        </table:table-row>
        <table:table-row table:style-name="ro1">
          <table:table-cell office:value-type="float" office:value="430620" calcext:value-type="float">
            <text:p>430620</text:p>
          </table:table-cell>
          <table:table-cell table:number-columns-repeated="7"/>
        </table:table-row>
        <table:table-row table:style-name="ro1">
          <table:table-cell office:value-type="float" office:value="437272" calcext:value-type="float">
            <text:p>437272</text:p>
          </table:table-cell>
          <table:table-cell table:number-columns-repeated="7"/>
        </table:table-row>
        <table:table-row table:style-name="ro1">
          <table:table-cell office:value-type="float" office:value="436365" calcext:value-type="float">
            <text:p>436365</text:p>
          </table:table-cell>
          <table:table-cell table:number-columns-repeated="7"/>
        </table:table-row>
        <table:table-row table:style-name="ro1">
          <table:table-cell office:value-type="float" office:value="436592" calcext:value-type="float">
            <text:p>436592</text:p>
          </table:table-cell>
          <table:table-cell table:number-columns-repeated="7"/>
        </table:table-row>
        <table:table-row table:style-name="ro1">
          <table:table-cell office:value-type="float" office:value="421803" calcext:value-type="float">
            <text:p>421803</text:p>
          </table:table-cell>
          <table:table-cell table:number-columns-repeated="7"/>
        </table:table-row>
        <table:table-row table:style-name="ro1">
          <table:table-cell office:value-type="float" office:value="416905" calcext:value-type="float">
            <text:p>41690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99247" calcext:value-type="float">
            <text:p>399247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A23:.A32])" office:value-type="float" office:value="332192.9" calcext:value-type="float">
            <text:p>332193</text:p>
          </table:table-cell>
          <table:table-cell table:formula="of:=[.$D$1]/[.D23]" office:value-type="float" office:value="1.57196074931162" calcext:value-type="float">
            <text:p>1.57196074931162</text:p>
          </table:table-cell>
          <table:table-cell table:number-columns-repeated="3"/>
        </table:table-row>
        <table:table-row table:style-name="ro1">
          <table:table-cell office:value-type="float" office:value="342401" calcext:value-type="float">
            <text:p>342401</text:p>
          </table:table-cell>
          <table:table-cell table:number-columns-repeated="7"/>
        </table:table-row>
        <table:table-row table:style-name="ro1">
          <table:table-cell office:value-type="float" office:value="317093" calcext:value-type="float">
            <text:p>317093</text:p>
          </table:table-cell>
          <table:table-cell table:number-columns-repeated="7"/>
        </table:table-row>
        <table:table-row table:style-name="ro1">
          <table:table-cell office:value-type="float" office:value="305968" calcext:value-type="float">
            <text:p>305968</text:p>
          </table:table-cell>
          <table:table-cell table:number-columns-repeated="7"/>
        </table:table-row>
        <table:table-row table:style-name="ro1">
          <table:table-cell office:value-type="float" office:value="272632" calcext:value-type="float">
            <text:p>272632</text:p>
          </table:table-cell>
          <table:table-cell table:number-columns-repeated="7"/>
        </table:table-row>
        <table:table-row table:style-name="ro1">
          <table:table-cell office:value-type="float" office:value="352549" calcext:value-type="float">
            <text:p>352549</text:p>
          </table:table-cell>
          <table:table-cell table:number-columns-repeated="7"/>
        </table:table-row>
        <table:table-row table:style-name="ro1">
          <table:table-cell office:value-type="float" office:value="377014" calcext:value-type="float">
            <text:p>377014</text:p>
          </table:table-cell>
          <table:table-cell table:number-columns-repeated="7"/>
        </table:table-row>
        <table:table-row table:style-name="ro1">
          <table:table-cell office:value-type="float" office:value="367593" calcext:value-type="float">
            <text:p>367593</text:p>
          </table:table-cell>
          <table:table-cell table:number-columns-repeated="7"/>
        </table:table-row>
        <table:table-row table:style-name="ro1">
          <table:table-cell office:value-type="float" office:value="228274" calcext:value-type="float">
            <text:p>228274</text:p>
          </table:table-cell>
          <table:table-cell table:number-columns-repeated="7"/>
        </table:table-row>
        <table:table-row table:style-name="ro1">
          <table:table-cell office:value-type="float" office:value="359158" calcext:value-type="float">
            <text:p>3591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71358" calcext:value-type="float">
            <text:p>571358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A34:.A43])" office:value-type="float" office:value="547219.4" calcext:value-type="float">
            <text:p>547219</text:p>
          </table:table-cell>
          <table:table-cell table:formula="of:=[.$D$1]/[.D34]" office:value-type="float" office:value="0.954268434196595" calcext:value-type="float">
            <text:p>0.954268434196595</text:p>
          </table:table-cell>
          <table:table-cell table:number-columns-repeated="3"/>
        </table:table-row>
        <table:table-row table:style-name="ro1">
          <table:table-cell office:value-type="float" office:value="734521" calcext:value-type="float">
            <text:p>734521</text:p>
          </table:table-cell>
          <table:table-cell table:number-columns-repeated="7"/>
        </table:table-row>
        <table:table-row table:style-name="ro1">
          <table:table-cell office:value-type="float" office:value="540729" calcext:value-type="float">
            <text:p>540729</text:p>
          </table:table-cell>
          <table:table-cell table:number-columns-repeated="7"/>
        </table:table-row>
        <table:table-row table:style-name="ro1">
          <table:table-cell office:value-type="float" office:value="535747" calcext:value-type="float">
            <text:p>535747</text:p>
          </table:table-cell>
          <table:table-cell table:number-columns-repeated="7"/>
        </table:table-row>
        <table:table-row table:style-name="ro1">
          <table:table-cell office:value-type="float" office:value="491631" calcext:value-type="float">
            <text:p>491631</text:p>
          </table:table-cell>
          <table:table-cell table:number-columns-repeated="7"/>
        </table:table-row>
        <table:table-row table:style-name="ro1">
          <table:table-cell office:value-type="float" office:value="520070" calcext:value-type="float">
            <text:p>520070</text:p>
          </table:table-cell>
          <table:table-cell table:number-columns-repeated="7"/>
        </table:table-row>
        <table:table-row table:style-name="ro1">
          <table:table-cell office:value-type="float" office:value="504748" calcext:value-type="float">
            <text:p>504748</text:p>
          </table:table-cell>
          <table:table-cell table:number-columns-repeated="7"/>
        </table:table-row>
        <table:table-row table:style-name="ro1">
          <table:table-cell office:value-type="float" office:value="494661" calcext:value-type="float">
            <text:p>494661</text:p>
          </table:table-cell>
          <table:table-cell table:number-columns-repeated="7"/>
        </table:table-row>
        <table:table-row table:style-name="ro1">
          <table:table-cell office:value-type="float" office:value="572245" calcext:value-type="float">
            <text:p>572245</text:p>
          </table:table-cell>
          <table:table-cell table:number-columns-repeated="7"/>
        </table:table-row>
        <table:table-row table:style-name="ro1">
          <table:table-cell office:value-type="float" office:value="506484" calcext:value-type="float">
            <text:p>50648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49056" calcext:value-type="float">
            <text:p>1449056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A45:.A54])" office:value-type="float" office:value="1133855.6" calcext:value-type="float">
            <text:p>1133856</text:p>
          </table:table-cell>
          <table:table-cell table:formula="of:=[.$D$1]/[.D45]" office:value-type="float" office:value="0.460547357176699" calcext:value-type="float">
            <text:p>0.460547357176699</text:p>
          </table:table-cell>
          <table:table-cell table:number-columns-repeated="3"/>
        </table:table-row>
        <table:table-row table:style-name="ro1">
          <table:table-cell office:value-type="float" office:value="1408408" calcext:value-type="float">
            <text:p>1408408</text:p>
          </table:table-cell>
          <table:table-cell table:number-columns-repeated="7"/>
        </table:table-row>
        <table:table-row table:style-name="ro1">
          <table:table-cell office:value-type="float" office:value="1100075" calcext:value-type="float">
            <text:p>1100075</text:p>
          </table:table-cell>
          <table:table-cell table:number-columns-repeated="7"/>
        </table:table-row>
        <table:table-row table:style-name="ro1">
          <table:table-cell office:value-type="float" office:value="998535" calcext:value-type="float">
            <text:p>998535</text:p>
          </table:table-cell>
          <table:table-cell table:number-columns-repeated="7"/>
        </table:table-row>
        <table:table-row table:style-name="ro1">
          <table:table-cell office:value-type="float" office:value="1086507" calcext:value-type="float">
            <text:p>1086507</text:p>
          </table:table-cell>
          <table:table-cell table:number-columns-repeated="7"/>
        </table:table-row>
        <table:table-row table:style-name="ro1">
          <table:table-cell office:value-type="float" office:value="1252549" calcext:value-type="float">
            <text:p>1252549</text:p>
          </table:table-cell>
          <table:table-cell table:number-columns-repeated="7"/>
        </table:table-row>
        <table:table-row table:style-name="ro1">
          <table:table-cell office:value-type="float" office:value="1012587" calcext:value-type="float">
            <text:p>1012587</text:p>
          </table:table-cell>
          <table:table-cell table:number-columns-repeated="7"/>
        </table:table-row>
        <table:table-row table:style-name="ro1">
          <table:table-cell office:value-type="float" office:value="1013850" calcext:value-type="float">
            <text:p>1013850</text:p>
          </table:table-cell>
          <table:table-cell table:number-columns-repeated="7"/>
        </table:table-row>
        <table:table-row table:style-name="ro1">
          <table:table-cell office:value-type="float" office:value="1017076" calcext:value-type="float">
            <text:p>1017076</text:p>
          </table:table-cell>
          <table:table-cell table:number-columns-repeated="7"/>
        </table:table-row>
        <table:table-row table:style-name="ro1">
          <table:table-cell office:value-type="float" office:value="999913" calcext:value-type="float">
            <text:p>9999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480365" calcext:value-type="float">
            <text:p>24803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A56:.A65])" office:value-type="float" office:value="2422298.3" calcext:value-type="float">
            <text:p>2422298</text:p>
          </table:table-cell>
          <table:table-cell table:formula="of:=[.$D$1]/[.D56]" office:value-type="float" office:value="0.215577990538985" calcext:value-type="float">
            <text:p>0.215577990538985</text:p>
          </table:table-cell>
          <table:table-cell table:number-columns-repeated="3"/>
        </table:table-row>
        <table:table-row table:style-name="ro1">
          <table:table-cell office:value-type="float" office:value="2248390" calcext:value-type="float">
            <text:p>2248390</text:p>
          </table:table-cell>
          <table:table-cell table:number-columns-repeated="7"/>
        </table:table-row>
        <table:table-row table:style-name="ro1">
          <table:table-cell office:value-type="float" office:value="2684917" calcext:value-type="float">
            <text:p>2684917</text:p>
          </table:table-cell>
          <table:table-cell table:number-columns-repeated="7"/>
        </table:table-row>
        <table:table-row table:style-name="ro1">
          <table:table-cell office:value-type="float" office:value="2238057" calcext:value-type="float">
            <text:p>2238057</text:p>
          </table:table-cell>
          <table:table-cell table:number-columns-repeated="7"/>
        </table:table-row>
        <table:table-row table:style-name="ro1">
          <table:table-cell office:value-type="float" office:value="2417253" calcext:value-type="float">
            <text:p>2417253</text:p>
          </table:table-cell>
          <table:table-cell table:number-columns-repeated="7"/>
        </table:table-row>
        <table:table-row table:style-name="ro1">
          <table:table-cell office:value-type="float" office:value="2337014" calcext:value-type="float">
            <text:p>2337014</text:p>
          </table:table-cell>
          <table:table-cell table:number-columns-repeated="7"/>
        </table:table-row>
        <table:table-row table:style-name="ro1">
          <table:table-cell office:value-type="float" office:value="2412783" calcext:value-type="float">
            <text:p>2412783</text:p>
          </table:table-cell>
          <table:table-cell table:number-columns-repeated="7"/>
        </table:table-row>
        <table:table-row table:style-name="ro1">
          <table:table-cell office:value-type="float" office:value="2565635" calcext:value-type="float">
            <text:p>2565635</text:p>
          </table:table-cell>
          <table:table-cell table:number-columns-repeated="7"/>
        </table:table-row>
        <table:table-row table:style-name="ro1">
          <table:table-cell office:value-type="float" office:value="2453736" calcext:value-type="float">
            <text:p>2453736</text:p>
          </table:table-cell>
          <table:table-cell table:number-columns-repeated="7"/>
        </table:table-row>
        <table:table-row table:style-name="ro1">
          <table:table-cell office:value-type="float" office:value="2384833" calcext:value-type="float">
            <text:p>2384833</text:p>
          </table:table-cell>
          <table:table-cell table:number-columns-repeated="7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1:34:07.881350928</meta:creation-date>
    <dc:date>2022-03-24T11:48:23.579267321</dc:date>
    <meta:editing-duration>PT4M5S</meta:editing-duration>
    <meta:editing-cycles>1</meta:editing-cycles>
    <meta:document-statistic meta:table-count="1" meta:cell-count="87" meta:object-count="1"/>
    <meta:generator>LibreOffice/7.3.1.3$Linux_X86_64 LibreOffice_project/eead5aec017556e2cdbf9dfff06537ec58969b73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0" chart:style-name="ch1">
        <chart:legend chart:legend-position="end" svg:x="13.121cm" svg:y="3.952cm" style:legend-expansion="high" chart:style-name="ch2"/>
        <chart:plot-area chart:style-name="ch3" table:cell-range-address="Sheet1.G1:Sheet1.H5" svg:x="0.32cm" svg:y="0.18cm" svg:width="12.481cm" svg:height="8.64cm">
          <chart:coordinate-region svg:x="0.756cm" svg:y="0.379cm" svg:width="11.6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5" chart:class="chart:scatter">
            <chart:domain table:cell-range-address="Sheet1.G1:Sheet1.G5"/>
            <chart:data-point chart:repeated="5"/>
          </chart:series>
          <chart:series chart:style-name="ch8" chart:values-cell-range-address="Sheet1.G1:Sheet1.G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:Sheet1.G5</svg:desc>
                </draw:g>
              </table:table-cell>
              <table:table-cell office:value-type="float" office:value="1.21334696485623">
                <text:p>1.21334696485623</text:p>
                <draw:g>
                  <svg:desc>Sheet1.H1:Sheet1.H5</svg:desc>
                </draw:g>
              </table:table-cell>
              <table:table-cell office:value-type="float" office:value="1">
                <text:p>1</text:p>
                <draw:g>
                  <svg:desc>Sheet1.G1:Sheet1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7196074931162">
                <text:p>1.57196074931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54268434196595">
                <text:p>0.954268434196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60547357176699">
                <text:p>0.4605473571766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15577990538985">
                <text:p>0.21557799053898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eead5aec017556e2cdbf9dfff06537ec58969b7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